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49.288cm" svg:height="15.71cm" svg:x="6.869cm" svg:y="0.523cm">
            <draw:object draw:notify-on-update-of-ranges="Sheet1.A2:Sheet1.A194 Sheet1.B2:Sheet1.B19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djust X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2]-2" office:value-type="float" office:value="318" calcext:value-type="float">
            <text:p>3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3]-2" office:value-type="float" office:value="316" calcext:value-type="float">
            <text:p>3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4]-2" office:value-type="float" office:value="314" calcext:value-type="float">
            <text:p>3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5]-2" office:value-type="float" office:value="312" calcext:value-type="float">
            <text:p>3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6]-2" office:value-type="float" office:value="310" calcext:value-type="float">
            <text:p>3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7]-2" office:value-type="float" office:value="308" calcext:value-type="float">
            <text:p>3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8]-2" office:value-type="float" office:value="306" calcext:value-type="float">
            <text:p>30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9]-2" office:value-type="float" office:value="304" calcext:value-type="float">
            <text:p>30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0]-2"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1]-2"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12]-2"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3]-2" office:value-type="float" office:value="296" calcext:value-type="float">
            <text:p>2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14]-2"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15]-2" office:value-type="float" office:value="292" calcext:value-type="float">
            <text:p>2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16]-2" office:value-type="float" office:value="290" calcext:value-type="float">
            <text:p>29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7]-2"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8]-2" office:value-type="float" office:value="286" calcext:value-type="float">
            <text:p>2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9]-2"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20]-2" office:value-type="float" office:value="282" calcext:value-type="float">
            <text:p>2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21]-2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2]-2" office:value-type="float" office:value="278" calcext:value-type="float">
            <text:p>2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3]-2"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4]-2"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5]-2"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6]-2"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7]-2"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8]-2"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9]-2"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30]-2" office:value-type="float" office:value="262" calcext:value-type="float">
            <text:p>2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31]-2"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2]-2" office:value-type="float" office:value="258" calcext:value-type="float">
            <text:p>2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3]-2"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34]-2"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35]-2" office:value-type="float" office:value="252" calcext:value-type="float">
            <text:p>2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6]-2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37]-2"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8]-2"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39]-2" office:value-type="float" office:value="244" calcext:value-type="float">
            <text:p>2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0]-2" office:value-type="float" office:value="242" calcext:value-type="float">
            <text:p>2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41]-2"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42]-2" office:value-type="float" office:value="238" calcext:value-type="float">
            <text:p>2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43]-2"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44]-2" office:value-type="float" office:value="234" calcext:value-type="float">
            <text:p>2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45]-2" office:value-type="float" office:value="232" calcext:value-type="float">
            <text:p>2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46]-2" office:value-type="float" office:value="230" calcext:value-type="float">
            <text:p>2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47]-2" office:value-type="float" office:value="228" calcext:value-type="float">
            <text:p>2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48]-2" office:value-type="float" office:value="226" calcext:value-type="float">
            <text:p>2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49]-2"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50]-2" office:value-type="float" office:value="222" calcext:value-type="float">
            <text:p>2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51]-2" office:value-type="float" office:value="220" calcext:value-type="float">
            <text:p>2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52]-2" office:value-type="float" office:value="218" calcext:value-type="float">
            <text:p>2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53]-2" office:value-type="float" office:value="216" calcext:value-type="float">
            <text:p>2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54]-2" office:value-type="float" office:value="214" calcext:value-type="float">
            <text:p>2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55]-2" office:value-type="float" office:value="212" calcext:value-type="float">
            <text:p>2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56]-2" office:value-type="float" office:value="210" calcext:value-type="float">
            <text:p>2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57]-2" office:value-type="float" office:value="208" calcext:value-type="float">
            <text:p>2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58]-2" office:value-type="float" office:value="206" calcext:value-type="float">
            <text:p>2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59]-2" office:value-type="float" office:value="204" calcext:value-type="float">
            <text:p>2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60]-2"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61]-2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62]-2"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3]-2"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64]-2"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5]-2"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66]-2"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67]-2"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8]-2"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9]-2"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70]-2"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71]-2"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2]-2"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3]-2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74]-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75]-2"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6]-2"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7]-2"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78]-2"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79]-2"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80]-2"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81]-2"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82]-2"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83]-2"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84]-2"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85]-2" office:value-type="float" office:value="152" calcext:value-type="float">
            <text:p>1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86]-2"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87]-2"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88]-2"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89]-2"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90]-2" office:value-type="float" office:value="142" calcext:value-type="float">
            <text:p>14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91]-2"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92]-2" office:value-type="float" office:value="138" calcext:value-type="float">
            <text:p>1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93]-2"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94]-2" office:value-type="float" office:value="134" calcext:value-type="float">
            <text:p>1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95]-2" office:value-type="float" office:value="132" calcext:value-type="float">
            <text:p>1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96]-2"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97]-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98]-2" office:value-type="float" office:value="126" calcext:value-type="float">
            <text:p>1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99]-2" office:value-type="float" office:value="124" calcext:value-type="float">
            <text:p>1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00]-2" office:value-type="float" office:value="122" calcext:value-type="float">
            <text:p>1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01]-2"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102]-2"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103]-2"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104]-2"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105]-2"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06]-2"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07]-2"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108]-2"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09]-2"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110]-2"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111]-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112]-2"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13]-2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14]-2"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15]-2"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16]-2"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17]-2"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18]-2"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19]-2"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0]-2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1]-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22]-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23]-2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4]-2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5]-2"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26]-2"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27]-2"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28]-2"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29]-2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30]-2"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31]-2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32]-2"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133]-2"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134]-2"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135]-2"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36]-2"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137]-2"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38]-2"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39]-2"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140]-2"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141]-2"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142]-2"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143]-2"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44]-2"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45]-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46]-2"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47]-2"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48]-2"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49]-2"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150]-2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151]-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152]-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153]-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54]-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55]-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156]-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57]-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158]-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159]-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160]-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61]-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62]-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63]-2"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64]-2"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65]-2"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66]-2"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67]-2" office:value-type="float" office:value="-12" calcext:value-type="float">
            <text:p>-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68]-2"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69]-2" office:value-type="float" office:value="-16" calcext:value-type="float">
            <text:p>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70]-2"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71]-2" office:value-type="float" office:value="-20" calcext:value-type="float">
            <text:p>-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72]-2" office:value-type="float" office:value="-22" calcext:value-type="float">
            <text:p>-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73]-2" office:value-type="float" office:value="-24" calcext:value-type="float">
            <text:p>-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74]-2" office:value-type="float" office:value="-26" calcext:value-type="float">
            <text:p>-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75]-2" office:value-type="float" office:value="-28" calcext:value-type="float">
            <text:p>-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76]-2" office:value-type="float" office:value="-30" calcext:value-type="float">
            <text:p>-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77]-2"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78]-2" office:value-type="float" office:value="-34" calcext:value-type="float">
            <text:p>-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79]-2" office:value-type="float" office:value="-36" calcext:value-type="float">
            <text:p>-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80]-2" office:value-type="float" office:value="-38" calcext:value-type="float">
            <text:p>-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81]-2" office:value-type="float" office:value="-40" calcext:value-type="float">
            <text:p>-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182]-2" office:value-type="float" office:value="-42" calcext:value-type="float">
            <text:p>-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183]-2" office:value-type="float" office:value="-44" calcext:value-type="float">
            <text:p>-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184]-2" office:value-type="float" office:value="-46" calcext:value-type="float">
            <text:p>-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85]-2" office:value-type="float" office:value="-48" calcext:value-type="float">
            <text:p>-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186]-2" office:value-type="float" office:value="-50" calcext:value-type="float">
            <text:p>-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87]-2" office:value-type="float" office:value="-52" calcext:value-type="float">
            <text:p>-5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88]-2" office:value-type="float" office:value="-54" calcext:value-type="float">
            <text:p>-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189]-2" office:value-type="float" office:value="-56" calcext:value-type="float">
            <text:p>-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190]-2" office:value-type="float" office:value="-58" calcext:value-type="float">
            <text:p>-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191]-2" office:value-type="float" office:value="-60" calcext:value-type="float">
            <text:p>-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192]-2" office:value-type="float" office:value="-62" calcext:value-type="float">
            <text:p>-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93]-2" office:value-type="float" office:value="-64" calcext:value-type="float">
            <text:p>-6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.00.0000</text:date>, <text:time style:data-style-name="N2" text:time-value="19:18:32.6679093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0:05:28.810777038</meta:creation-date>
    <dc:date>2024-01-15T19:18:54.338006738</dc:date>
    <meta:editing-duration>PT3H48M10S</meta:editing-duration>
    <meta:editing-cycles>11</meta:editing-cycles>
    <meta:generator>LibreOffice/7.6.4.1$MacOSX_X86_64 LibreOffice_project/e19e193f88cd6c0525a17fb7a176ed8e6a3e2aa1</meta:generator>
    <meta:document-statistic meta:table-count="1" meta:cell-count="38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1" chart:maximum="72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9.289cm" svg:height="15.711cm" xlink:href=".." xlink:type="simple" chart:class="chart:scatter" chart:style-name="ch1">
        <chart:plot-area chart:style-name="ch2" table:cell-range-address="Sheet1.A2:Sheet1.B194" svg:x="0.985cm" svg:y="0.314cm" svg:width="47.319cm" svg:height="15.083cm">
          <chart:coordinate-region svg:x="1.326cm" svg:y="0.314cm" svg:width="46.694cm" svg:height="14.43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94" chart:class="chart:scatter">
            <chart:domain table:cell-range-address="Sheet1.A2:Sheet1.A194"/>
            <chart:data-point chart:repeated="19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0">
                <text:p>320</text:p>
                <draw:g>
                  <svg:desc>Sheet1.A2:Sheet1.A194</svg:desc>
                </draw:g>
              </table:table-cell>
              <table:table-cell office:value-type="float" office:value="16">
                <text:p>16</text:p>
                <draw:g>
                  <svg:desc>Sheet1.B2:Sheet1.B1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8">
                <text:p>3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6">
                <text:p>3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4">
                <text:p>3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2">
                <text:p>3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0">
                <text:p>3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8">
                <text:p>3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6">
                <text:p>30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4">
                <text:p>3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2">
                <text:p>3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8">
                <text:p>2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6">
                <text:p>2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4">
                <text:p>2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2">
                <text:p>2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0">
                <text:p>2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8">
                <text:p>2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6">
                <text:p>2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4">
                <text:p>2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2">
                <text:p>2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0">
                <text:p>2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8">
                <text:p>2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6">
                <text:p>2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4">
                <text:p>2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2">
                <text:p>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0">
                <text:p>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8">
                <text:p>2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6">
                <text:p>2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4">
                <text:p>2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2">
                <text:p>2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0">
                <text:p>2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8">
                <text:p>2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">
                <text:p>2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4">
                <text:p>2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2">
                <text:p>2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">
                <text:p>2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8">
                <text:p>2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">
                <text:p>2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4">
                <text:p>2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2">
                <text:p>2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0">
                <text:p>2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4">
                <text:p>2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2">
                <text:p>2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">
                <text:p>2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8">
                <text:p>2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6">
                <text:p>2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4">
                <text:p>2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2">
                <text:p>2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0">
                <text:p>2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8">
                <text:p>2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6">
                <text:p>2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4">
                <text:p>2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2">
                <text:p>2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0">
                <text:p>2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8">
                <text:p>2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6">
                <text:p>2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4">
                <text:p>2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2">
                <text:p>2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0">
                <text:p>2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">
                <text:p>1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">
                <text:p>1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4">
                <text:p>1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2">
                <text:p>1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0">
                <text:p>1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8">
                <text:p>1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6">
                <text:p>1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4">
                <text:p>1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2">
                <text:p>1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0">
                <text:p>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8">
                <text:p>1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6">
                <text:p>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4">
                <text:p>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2">
                <text:p>1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0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8">
                <text:p>1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6">
                <text:p>1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4">
                <text:p>1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">
                <text:p>1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8">
                <text:p>1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6">
                <text:p>1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4">
                <text:p>1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2">
                <text:p>1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0">
                <text:p>1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8">
                <text:p>1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6">
                <text:p>1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4">
                <text:p>1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2">
                <text:p>1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0">
                <text:p>1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8">
                <text:p>1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6">
                <text:p>1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4">
                <text:p>1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2">
                <text:p>1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0">
                <text:p>1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8">
                <text:p>1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6">
                <text:p>1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4">
                <text:p>1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2">
                <text:p>1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0">
                <text:p>1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8">
                <text:p>1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6">
                <text:p>1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4">
                <text:p>1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2">
                <text:p>1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0">
                <text:p>1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6">
                <text:p>1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4">
                <text:p>1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8">
                <text:p>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6">
                <text:p>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4">
                <text:p>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2">
                <text:p>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8">
                <text:p>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6">
                <text:p>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4">
                <text:p>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2">
                <text:p>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6">
                <text:p>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4">
                <text:p>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2">
                <text:p>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0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8">
                <text:p>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6">
                <text:p>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">
                <text:p>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2">
                <text:p>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0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8">
                <text:p>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">
                <text:p>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4">
                <text:p>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2">
                <text:p>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8">
                <text:p>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">
                <text:p>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">
                <text:p>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">
                <text:p>4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8">
                <text:p>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">
                <text:p>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">
                <text:p>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0">
                <text:p>-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2">
                <text:p>-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4">
                <text:p>-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6">
                <text:p>-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8">
                <text:p>-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0">
                <text:p>-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22">
                <text:p>-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4">
                <text:p>-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6">
                <text:p>-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8">
                <text:p>-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30">
                <text:p>-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34">
                <text:p>-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36">
                <text:p>-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38">
                <text:p>-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40">
                <text:p>-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42">
                <text:p>-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44">
                <text:p>-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46">
                <text:p>-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48">
                <text:p>-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50">
                <text:p>-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52">
                <text:p>-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54">
                <text:p>-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56">
                <text:p>-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58">
                <text:p>-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60">
                <text:p>-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62">
                <text:p>-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64">
                <text:p>-64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MacOSX_X86_64 LibreOffice_project/e19e193f88cd6c0525a17fb7a176ed8e6a3e2aa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